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dd9d0" officeooo:paragraph-rsid="001dd9d0"/>
    </style:style>
    <style:style style:name="P2" style:family="paragraph" style:parent-style-name="Standard">
      <style:text-properties style:font-name="DejaVu Sans" officeooo:rsid="001dd9d0" officeooo:paragraph-rsid="00258685"/>
    </style:style>
    <style:style style:name="P3" style:family="paragraph" style:parent-style-name="Standard">
      <style:text-properties style:font-name="DejaVu Sans" officeooo:rsid="001deb17" officeooo:paragraph-rsid="001deb17"/>
    </style:style>
    <style:style style:name="P4" style:family="paragraph" style:parent-style-name="Standard">
      <style:text-properties style:font-name="DejaVu Sans" officeooo:rsid="001facee" officeooo:paragraph-rsid="001facee"/>
    </style:style>
    <style:style style:name="P5" style:family="paragraph" style:parent-style-name="Standard">
      <style:text-properties style:font-name="DejaVu Sans" officeooo:rsid="0020c048" officeooo:paragraph-rsid="0020c048"/>
    </style:style>
    <style:style style:name="P6" style:family="paragraph" style:parent-style-name="Standard">
      <style:text-properties style:font-name="DejaVu Sans" officeooo:rsid="002267c8" officeooo:paragraph-rsid="0027c041"/>
    </style:style>
    <style:style style:name="P7" style:family="paragraph" style:parent-style-name="Standard">
      <style:text-properties style:font-name="DejaVu Sans" officeooo:rsid="00239dd6" officeooo:paragraph-rsid="00239dd6"/>
    </style:style>
    <style:style style:name="P8" style:family="paragraph" style:parent-style-name="Standard">
      <style:text-properties style:font-name="DejaVu Sans" officeooo:rsid="0024cb45" officeooo:paragraph-rsid="0024cb45"/>
    </style:style>
    <style:style style:name="P9" style:family="paragraph" style:parent-style-name="Standard">
      <style:text-properties style:font-name="DejaVu Sans" officeooo:rsid="0025439d" officeooo:paragraph-rsid="0025439d"/>
    </style:style>
    <style:style style:name="P10" style:family="paragraph" style:parent-style-name="Standard">
      <style:text-properties style:font-name="DejaVu Sans" officeooo:rsid="0025fa1c" officeooo:paragraph-rsid="0025fa1c"/>
    </style:style>
    <style:style style:name="P11" style:family="paragraph" style:parent-style-name="Standard">
      <style:text-properties style:font-name="DejaVu Sans" fo:font-weight="bold" officeooo:rsid="001deb17" officeooo:paragraph-rsid="001deb17" style:font-weight-asian="bold" style:font-weight-complex="bold"/>
    </style:style>
    <style:style style:name="P12" style:family="paragraph" style:parent-style-name="Standard">
      <style:text-properties style:font-name="DejaVu Sans" fo:font-weight="bold" officeooo:rsid="001facee" officeooo:paragraph-rsid="001facee" style:font-weight-asian="bold" style:font-weight-complex="bold"/>
    </style:style>
    <style:style style:name="P13" style:family="paragraph" style:parent-style-name="Standard">
      <style:text-properties style:font-name="DejaVu Sans" fo:font-weight="bold" officeooo:rsid="0025439d" officeooo:paragraph-rsid="0025439d" style:font-weight-asian="bold" style:font-weight-complex="bold"/>
    </style:style>
    <style:style style:name="P14" style:family="paragraph" style:parent-style-name="Standard">
      <style:text-properties style:font-name="DejaVu Sans" fo:font-weight="bold" officeooo:rsid="001dd9d0" officeooo:paragraph-rsid="001dd9d0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020c048" officeooo:paragraph-rsid="0020c048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0239dd6" officeooo:paragraph-rsid="00239dd6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025fa1c" officeooo:paragraph-rsid="0025fa1c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027c041" officeooo:paragraph-rsid="0027c041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027c041" officeooo:paragraph-rsid="0029a2e9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029a2e9" officeooo:paragraph-rsid="0029a2e9" style:font-weight-asian="bold" style:font-weight-complex="bold"/>
    </style:style>
    <style:style style:name="P21" style:family="paragraph" style:parent-style-name="Standard">
      <style:text-properties style:font-name="DejaVu Sans" fo:font-weight="normal" officeooo:rsid="0029a2e9" officeooo:paragraph-rsid="0029a2e9" style:font-weight-asian="normal" style:font-weight-complex="normal"/>
    </style:style>
    <style:style style:name="P22" style:family="paragraph" style:parent-style-name="Standard">
      <style:text-properties style:font-name="DejaVu Sans" fo:font-weight="normal" officeooo:rsid="002a75d1" officeooo:paragraph-rsid="002a75d1" style:font-weight-asian="normal" style:font-weight-complex="normal"/>
    </style:style>
    <style:style style:name="T1" style:family="text">
      <style:text-properties officeooo:rsid="001facee"/>
    </style:style>
    <style:style style:name="T2" style:family="text">
      <style:text-properties officeooo:rsid="0024cb45"/>
    </style:style>
    <style:style style:name="T3" style:family="text">
      <style:text-properties officeooo:rsid="002763f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c041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S</text:span>lide 14 : « Miam miam kWh »</text:p>
      <text:p text:style-name="P1">constat : nous consommons chacun de plus en plus d’énergie, plus que nos parents, que nos grands-parents, etc =&gt; nous utilisons chacun toujours plus de machines.</text:p>
      <text:p text:style-name="P8">Nous sommes des supermans.</text:p>
      <text:p text:style-name="P8"/>
      <text:p text:style-name="P13">Slide 15 : « plus d’énergie = tout le monde à l’usine, puis au bureau »</text:p>
      <text:p text:style-name="P9">Libération du temps de travail pour la production agricole, puis industrielle. Graphe non présenté corrélation nb agriculteur/énergie secteur agricole.</text:p>
      <text:p text:style-name="P9">Emplois de service, richesse.</text:p>
      <text:p text:style-name="P9">Avant, seuls quelques rentiers pouvaient faire des professions intellectuelles.</text:p>
      <text:p text:style-name="P9">+machines =&gt; +temps libre, -moins pénible =&gt; congés, études longues, travail des femmes, égalité hommes/femmes, droits, démocratie</text:p>
      <text:p text:style-name="P9">&gt; démocraties antiques : quelques élites assis sur armées d’esclaves.</text:p>
      <text:p text:style-name="P1"/>
      <text:p text:style-name="P11">Slide 16 : « Plus de consommateurs, aussi... »</text:p>
      <text:p text:style-name="P3">-10000 sédentarisation, invention de l’agriculture, puis premières villes. Le climat a fini par se stabiliser après lent réchauffement depuis dernière glaciation.</text:p>
      <text:p text:style-name="P3"/>
      <text:p text:style-name="P12">Slide 17 : « plus x plus = beaucoup plus »</text:p>
      <text:p text:style-name="P4">constat :</text:p>
      <text:p text:style-name="P4">- la consommation globale augmente fortement, surtout depuis fin WWII</text:p>
      <text:p text:style-name="P4">- aucune source d’énergie ne substitue une source précédemment utilisée : empilement avec augmentation</text:p>
      <text:p text:style-name="P4">- le charbon n’est pas une énergie du XIX° s, encore très fortement utilisé, en augmentation</text:p>
      <text:p text:style-name="P4">-80 % des énergies utilisées actuellement sont des énergies fossiles, donc carbonnées</text:p>
      <text:p text:style-name="P4">- prépondérance du pétrole</text:p>
      <text:p text:style-name="P4"/>
      <text:p text:style-name="P6"><text:span text:style-name="T4">Slide 18</text:span> :<text:span text:style-name="T4"> « </text:span><text:span text:style-name="T5">si nous sommes ici, c’est un peu à cause de lui... »</text:span></text:p>
      <text:p text:style-name="P6">Jean-Baptiste Say, traité publié en 1803</text:p>
      <text:p text:style-name="P4"/>
      <text:p text:style-name="P15">Slide 19 : « Notre capital de départ »</text:p>
      <text:p text:style-name="P5">En fait, toutes les ressources naturelles sont gratuites : personne n’a payé pour <text:s/>l’air, le vent (éoliennes), les océans, les vagues, les montagnes, la pluie (barrages), les arbres (bois, charbon de bois), l’uranium, le charbon, le gaz ou la formation du pétrole.</text:p>
      <text:p text:style-name="P4"/>
      <text:p text:style-name="P16">Slide 20 : l »L’économie de la terre plate »</text:p>
      <text:p text:style-name="P7"><text:span text:style-name="T2">l</text:span>es acteurs économiques vu par le traité, à l’époque… mais encore souvent maintenant.</text:p>
      <text:p text:style-name="P7"/>
      <text:p text:style-name="P16">Slide 21 : « <text:span text:style-name="T2">en fait, il vaut mieux avoir de la ressource... »</text:span></text:p>
      <text:p text:style-name="P8">comment fonctionne le système productif de nos jours =&gt; tout est produit sur la base de ressources énergétiques</text:p>
      <text:p text:style-name="P8"/>
      <text:p text:style-name="P17">Slide 23 : « 2000 ans <text:span text:style-name="T3">de PIB »</text:span></text:p>
      <text:p text:style-name="P10">explication PIB et croissance.</text:p>
      <text:p text:style-name="P10"/>
      <text:p text:style-name="P18"><text:soft-page-break/>Slide 24 : « le meilleur modèle macro-économique du monde : une droite »</text:p>
      <text:p text:style-name="P18"><text:span text:style-name="T6">Très forte corrélation PIB / Énergie. </text:span></text:p>
      <text:p text:style-name="P18"><text:span text:style-name="T6">Moins vrai dans pays très riches, mais sans réel découplage néanmoins. Si énergie baisse, PIB baisse.</text:span></text:p>
      <text:p text:style-name="P20"/>
      <text:p text:style-name="P20">Slide 25 : Puis avoir du PIB sans énergie ?</text:p>
      <text:p text:style-name="P19"><text:span text:style-name="T6">Causalité étudiée Énergie =&gt; PIB avec un coeff élasticité de 0.6.</text:span></text:p>
      <text:p text:style-name="P19"><text:span text:style-name="T6"/></text:p>
      <text:p text:style-name="P20">Slide 27: prix des barils</text:p>
      <text:p text:style-name="P21">Pourquoi le pétrole ? On a déjà vu sa densité énergétique. </text:p>
      <text:p text:style-name="P21">Le pétrole n’est pas cher du tout.</text:p>
      <text:p text:style-name="P21"/>
      <text:p text:style-name="P22"><text:span text:style-name="T4">Slide 28 : « les maths, c’est décidément détestable... </text:span>»</text:p>
      <text:p text:style-name="P22">Le stock de pétrole est fini à notre échelle de temps.</text:p>
      <text:p text:style-name="P8"/>
      <text:p text:style-name="P2">Données : </text:p>
      <text:p text:style-name="P2">population dépendant des océans = 3,5 milliards de personnes, dont 200 millions directement travailleurs de la mer</text:p>
      <text:p text:style-name="P2"/>
      <text:p text:style-name="P2">38 millions de voitures en France</text:p>
      <text:p text:style-name="P2">1 CV = 0.73 kW <text:s/>donc 100 CV = 73 kW</text:p>
      <text:p text:style-name="P2">1 kW = 1.36 C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6:22:36.878913623</meta:creation-date>
    <dc:date>2019-10-07T17:02:03.765630569</dc:date>
    <meta:editing-duration>PT39M19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495" meta:character-count="2899" meta:non-whitespace-character-count="2442"/>
  </office:meta>
</office:document-meta>
</file>